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CODIGO DA TELA DE PROMPT DE COMANDO</text:span></text:p>
      <text:p text:style-name="P1"><text:span text:style-name="T1">C:\Users\milena.calado&gt;pip install pytest</text:span></text:p>
      <text:p text:style-name="P1"><text:span text:style-name="T1">Requirement already satisfied: pytest in c:\users\milena.calado\appdata\local\programs\python\python310\lib\site-packages (7.1.3)</text:span></text:p>
      <text:p text:style-name="P1"><text:span text:style-name="T1">Requirement already satisfied: pluggy&lt;2.0,&gt;=0.12 in c:\users\milena.calado\appdata\local\programs\python\python310\lib\site-packages (from pytest) (1.0.0)</text:span></text:p>
      <text:p text:style-name="P1"><text:span text:style-name="T1">Requirement already satisfied: py&gt;=1.8.2 in c:\users\milena.calado\appdata\local\programs\python\python310\lib\site-packages (from pytest) (1.11.0)</text:span></text:p>
      <text:p text:style-name="P1"><text:span text:style-name="T1">Requirement already satisfied: colorama in c:\users\milena.calado\appdata\local\programs\python\python310\lib\site-packages (from pytest) (0.4.5)</text:span></text:p>
      <text:p text:style-name="P1"><text:span text:style-name="T1">Requirement already satisfied: iniconfig in c:\users\milena.calado\appdata\local\programs\python\python310\lib\site-packages (from pytest) (1.1.1)</text:span></text:p>
      <text:p text:style-name="P1"><text:span text:style-name="T1">Requirement already satisfied: packaging in c:\users\milena.calado\appdata\local\programs\python\python310\lib\site-packages (from pytest) (21.3)</text:span></text:p>
      <text:p text:style-name="P1"><text:span text:style-name="T1">Requirement already satisfied: attrs&gt;=19.2.0 in c:\users\milena.calado\appdata\local\programs\python\python310\lib\site-packages (from pytest) (22.1.0)</text:span></text:p>
      <text:p text:style-name="P1"><text:span text:style-name="T1">Requirement already satisfied: tomli&gt;=1.0.0 in c:\users\milena.calado\appdata\local\programs\python\python310\lib\site-packages (from pytest) (2.0.1)</text:span></text:p>
      <text:p text:style-name="P1"><text:span text:style-name="T1">Requirement already satisfied: pyparsing!=3.0.5,&gt;=2.0.2 in c:\users\milena.calado\appdata\local\programs\python\python310\lib\site-packages (from packaging-&gt;pytest) (3.0.9)</text:span></text:p>
      <text:p text:style-name="P1"><text:span text:style-name="T1"/></text:p>
      <text:p text:style-name="P1"><text:span text:style-name="T1">C:\Users\milena.calado&gt;pytest -V</text:span></text:p>
      <text:p text:style-name="P1"><text:span text:style-name="T1">pytest 7.1.3</text:span></text:p>
      <text:p text:style-name="P1"><text:span text:style-name="T1"/></text:p>
      <text:p text:style-name="P1"><text:span text:style-name="T1">C:\Users\milena.calado&gt;cd Pytestes - Avaliacao</text:span></text:p>
      <text:p text:style-name="P1"><text:span text:style-name="T1"/></text:p>
      <text:p text:style-name="P1"><text:span text:style-name="T1">C:\Users\milena.calado\Pytestes - Avaliacao&gt;cd Pytest-Testes</text:span></text:p>
      <text:p text:style-name="P1"><text:span text:style-name="T1"/></text:p>
      <text:p text:style-name="P1"><text:span text:style-name="T1">C:\Users\milena.calado\Pytestes - Avaliacao\Pytest-Testes&gt;pytest</text:span></text:p>
      <text:p text:style-name="P1"><text:span text:style-name="T1">======================================================== test session starts =========================================================</text:span></text:p>
      <text:p text:style-name="P1"><text:span text:style-name="T1">platform win32 -- Python 3.10.7, pytest-7.1.3, pluggy-1.0.0</text:span></text:p>
      <text:p text:style-name="P1"><text:span text:style-name="T1">rootdir: C:\Users\milena.calado\Pytestes - Avaliacao\Pytest-Testes</text:span></text:p>
      <text:p text:style-name="P1"><text:span text:style-name="T1">plugins: cov-4.0.0, forked-1.4.0, xdist-2.5.0</text:span></text:p>
      <text:p text:style-name="P1"><text:span text:style-name="T1">collected 4 items</text:span></text:p>
      <text:p text:style-name="P1"><text:span text:style-name="T1"/></text:p>
      <text:p text:style-name="P1"><text:span text:style-name="T1">testes\test_figuras.py ....<text:s text:c="101"/>[100%]</text:span></text:p>
      <text:p text:style-name="P1"><text:span text:style-name="T1"/></text:p>
      <text:p text:style-name="P1"><text:span text:style-name="T1">========================================================= 4 passed in 0.03s ==========================================================</text:span></text:p>
      <text:p text:style-name="P1"><text:span text:style-name="T1"/></text:p>
      <text:p text:style-name="P1"><text:span text:style-name="T1">C:\Users\milena.calado\Pytestes - Avaliacao\Pytest-Testes&gt;pytest -v</text:span></text:p>
      <text:p text:style-name="P1"><text:span text:style-name="T1">======================================================== test session starts =========================================================</text:span></text:p>
      <text:p text:style-name="P1"><text:span text:style-name="T1">platform win32 -- Python 3.10.7, pytest-7.1.3, pluggy-1.0.0 -- C:\Users\milena.calado\AppData\Local\Programs\Python\Python310\python.exe</text:span></text:p>
      <text:p text:style-name="P1"><text:span text:style-name="T1">cachedir: .pytest_cache</text:span></text:p>
      <text:p text:style-name="P1"><text:span text:style-name="T1">rootdir: C:\Users\milena.calado\Pytestes - Avaliacao\Pytest-Testes</text:span></text:p>
      <text:p text:style-name="P1"><text:span text:style-name="T1">plugins: cov-4.0.0, forked-1.4.0, xdist-2.5.0</text:span></text:p>
      <text:p text:style-name="P1"><text:span text:style-name="T1">collected 4 items</text:span></text:p>
      <text:p text:style-name="P1"><text:span text:style-name="T1"/></text:p>
      <text:p text:style-name="P1"><text:span text:style-name="T1">testes/test_figuras.py::TestFiguras::test_triangle_type PASSED<text:s text:c="66"/>[ 25%]</text:span></text:p>
      <text:p text:style-name="P1"><text:span text:style-name="T1">testes/test_figuras.py::TestFiguras::test_triangle_type1 PASSED<text:s text:c="65"/>[ 50%]</text:span></text:p>
      <text:p text:style-name="P1"><text:span text:style-name="T1">testes/test_figuras.py::TestFiguras::test_triangle_type2 PASSED<text:s text:c="65"/>[ 75%]</text:span></text:p>
      <text:p text:style-name="P1"><text:span text:style-name="T1">testes/test_figuras.py::TestFiguras::test_triangle_type3 PASSED<text:s text:c="65"/>[100%]</text:span></text:p>
      <text:p text:style-name="P1"><text:span text:style-name="T1"/></text:p>
      <text:p text:style-name="P1"><text:span text:style-name="T1">========================================================= 4 passed in 0.03s ==========================================================</text:span></text:p>
      <text:p text:style-name="P1"><text:span text:style-name="T1"/></text:p>
      <text:p text:style-name="P1"><text:span text:style-name="T1">C:\Users\milena.calado\Pytestes - Avaliacao\Pytest-Testes&gt;pytest -cov</text:span></text:p>
      <text:p text:style-name="P1"><text:span text:style-name="T1">======================================================== test session starts =========================================================</text:span></text:p>
      <text:p text:style-name="P1"><text:span text:style-name="T1">platform win32 -- Python 3.10.7, pytest-7.1.3, pluggy-1.0.0</text:span></text:p>
      <text:p text:style-name="P1"><text:span text:style-name="T1">rootdir: C:\Users\milena.calado\Pytestes - Avaliacao\Pytest-Testes, configfile: ov</text:span></text:p>
      <text:p text:style-name="P1"><text:span text:style-name="T1">plugins: cov-4.0.0, forked-1.4.0, xdist-2.5.0</text:span></text:p>
      <text:p text:style-name="P1"><text:span text:style-name="T1">collected 4 items</text:span></text:p>
      <text:p text:style-name="P1"><text:span text:style-name="T1"/></text:p>
      <text:p text:style-name="P1"><text:span text:style-name="T1">testes\test_figuras.py ....<text:s text:c="101"/>[100%]</text:span></text:p>
      <text:p text:style-name="P1"><text:span text:style-name="T1"/></text:p>
      <text:p text:style-name="P1"><text:span text:style-name="T1">========================================================= 4 passed in 0.03s ==========================================================</text:span></text:p>
      <text:p text:style-name="P1"><text:span text:style-name="T1"/></text:p>
      <text:p text:style-name="P1"><text:span text:style-name="T1">C:\Users\milena.calado\Pytestes - Avaliacao\Pytest-Testes&gt;pytest -m slow</text:span></text:p>
      <text:p text:style-name="P1"><text:span text:style-name="T1">======================================================== test session starts =========================================================</text:span></text:p>
      <text:p text:style-name="P1"><text:span text:style-name="T1">platform win32 -- Python 3.10.7, pytest-7.1.3, pluggy-1.0.0</text:span></text:p>
      <text:p text:style-name="P1"><text:span text:style-name="T1">rootdir: C:\Users\milena.calado\Pytestes - Avaliacao\Pytest-Testes</text:span></text:p>
      <text:p text:style-name="P1"><text:span text:style-name="T1">plugins: cov-4.0.0, forked-1.4.0, xdist-2.5.0</text:span></text:p>
      <text:p text:style-name="P1"><text:span text:style-name="T1">collected 4 items / 4 deselected / 0 selected</text:span></text:p>
      <text:p text:style-name="P1"><text:span text:style-name="T1"/></text:p>
      <text:p text:style-name="P1"><text:span text:style-name="T1">======================================================= 4 deselected in 0.03s ========================================================</text:span></text:p>
      <text:p text:style-name="P1"><text:span text:style-name="T1"/></text:p>
      <text:p text:style-name="P1"><text:span text:style-name="T1">C:\Users\milena.calado\Pytestes - Avaliacao\Pytest-Testes&gt;pytest -s</text:span></text:p>
      <text:p text:style-name="P1"><text:span text:style-name="T1">======================================================== test session starts =========================================================</text:span></text:p>
      <text:p text:style-name="P1"><text:span text:style-name="T1">platform win32 -- Python 3.10.7, pytest-7.1.3, pluggy-1.0.0</text:span></text:p>
      <text:p text:style-name="P1"><text:span text:style-name="T1">rootdir: C:\Users\milena.calado\Pytestes - Avaliacao\Pytest-Testes</text:span></text:p>
      <text:p text:style-name="P1"><text:span text:style-name="T1">plugins: cov-4.0.0, forked-1.4.0, xdist-2.5.0</text:span></text:p>
      <text:p text:style-name="P1"><text:span text:style-name="T1">collected 4 items</text:span></text:p>
      <text:p text:style-name="P1"><text:span text:style-name="T1"/></text:p>
      <text:p text:style-name="P1"><text:span text:style-name="T1">testes\test_figuras.py</text:span></text:p>
      <text:p text:style-name="P1"><text:span text:style-name="T1">setup executado uma vez para cada classe</text:span></text:p>
      <text:p text:style-name="P1"><text:span text:style-name="T1">....</text:span></text:p>
      <text:p text:style-name="P1"><text:span text:style-name="T1">teardown executado uma vez para cada classe</text:span></text:p>
      <text:p text:style-name="P1"><text:span text:style-name="T1"/></text:p>
      <text:p text:style-name="P1"><text:span text:style-name="T1"/></text:p>
      <text:p text:style-name="P1"><text:span text:style-name="T1">========================================================= 4 passed in 0.03s ==========================================================</text:span></text:p>
      <text:p text:style-name="P1"><text:span text:style-name="T1"/></text:p>
      <text:p text:style-name="P1"><text:span text:style-name="T1">C:\Users\milena.calado\Pytestes - Avaliacao\Pytest-Testes&gt;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